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paragraph-rsid="0030abce"/>
    </style:style>
    <style:style style:name="P8" style:family="paragraph" style:parent-style-name="Text_20_body">
      <style:text-properties officeooo:rsid="0030abce" officeooo:paragraph-rsid="0030abce"/>
    </style:style>
    <style:style style:name="P9" style:family="paragraph" style:parent-style-name="Heading_20_1">
      <style:text-properties officeooo:rsid="002e7623" officeooo:paragraph-rsid="002e7623"/>
    </style:style>
    <style:style style:name="P10" style:family="paragraph" style:parent-style-name="Heading_20_2">
      <style:paragraph-properties fo:break-before="page"/>
    </style:style>
    <style:style style:name="P11" style:family="paragraph" style:parent-style-name="Text_20_body" style:list-style-name="L1">
      <style:text-properties officeooo:rsid="002ad2b5" officeooo:paragraph-rsid="002c8dcc"/>
    </style:style>
    <style:style style:name="P12" style:family="paragraph" style:parent-style-name="Text_20_body" style:list-style-name="L2">
      <style:text-properties officeooo:rsid="002ff7c8" officeooo:paragraph-rsid="002ff7c8"/>
    </style:style>
    <style:style style:name="P13" style:family="paragraph" style:parent-style-name="Text_20_body" style:list-style-name="L2">
      <style:text-properties officeooo:rsid="002ff7c8" officeooo:paragraph-rsid="00353a05"/>
    </style:style>
    <style:style style:name="P14" style:family="paragraph" style:parent-style-name="Text_20_body" style:list-style-name="L2">
      <style:paragraph-properties style:writing-mode="lr-tb"/>
      <style:text-properties officeooo:rsid="002ff7c8" officeooo:paragraph-rsid="00353a05"/>
    </style:style>
    <style:style style:name="P15" style:family="paragraph" style:parent-style-name="Text_20_body" style:list-style-name="L3">
      <style:text-properties officeooo:paragraph-rsid="0030abce"/>
    </style:style>
    <style:style style:name="P16" style:family="paragraph" style:parent-style-name="Text_20_body" style:list-style-name="L3">
      <style:text-properties officeooo:rsid="0030abce" officeooo:paragraph-rsid="0030abce"/>
    </style:style>
    <style:style style:name="P17" style:family="paragraph" style:parent-style-name="Text_20_body" style:list-style-name="L5">
      <style:text-properties officeooo:rsid="0030abce" officeooo:paragraph-rsid="0030abce"/>
    </style:style>
    <style:style style:name="P18" style:family="paragraph" style:parent-style-name="Text_20_body" style:list-style-name="L5">
      <style:text-properties officeooo:rsid="0030abce" officeooo:paragraph-rsid="00369ff7"/>
    </style:style>
    <style:style style:name="P19" style:family="paragraph" style:parent-style-name="Text_20_body" style:list-style-name="L4">
      <style:text-properties officeooo:paragraph-rsid="002e7623"/>
    </style:style>
    <style:style style:name="P20" style:family="paragraph" style:parent-style-name="Text_20_body" style:list-style-name="L4">
      <style:text-properties officeooo:rsid="002e7623" officeooo:paragraph-rsid="002e7623"/>
    </style:style>
    <style:style style:name="T1" style:family="text">
      <style:text-properties officeooo:rsid="000f7497"/>
    </style:style>
    <style:style style:name="T2" style:family="text">
      <style:text-properties officeooo:rsid="002e7623"/>
    </style:style>
    <style:style style:name="T3" style:family="text">
      <style:text-properties fo:font-weight="bold" style:font-weight-asian="bold" style:font-weight-complex="bold"/>
    </style:style>
    <style:style style:name="T4" style:family="text">
      <style:text-properties fo:font-weight="bold" officeooo:rsid="002e7623" style:font-weight-asian="bold" style:font-weight-complex="bold"/>
    </style:style>
    <style:style style:name="T5" style:family="text">
      <style:text-properties officeooo:rsid="0030abce"/>
    </style:style>
    <style:style style:name="T6" style:family="text">
      <style:text-properties officeooo:rsid="00319ba1"/>
    </style:style>
    <style:style style:name="T7" style:family="text">
      <style:text-properties officeooo:rsid="00369ff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3481190606" text:style-name="Outline">
        <text:list-item>
          <text:h text:style-name="P9" text:outline-level="1">Пролог</text:h>
        </text:list-item>
      </text:list>
      <text:p text:style-name="P4">Спасибо за выбор и использование AutomataCI для вашего проекта. Хотя у вас есть веские бизнес-причины для развертывания AutomataCI, эта спецификация гарантирует, что знания о ее работе и свобода владения вашей копией AutomataCI сохранятся даже в случае сбоя вышестоящего сервера.</text:p>
      <text:p text:style-name="P4"/>
      <text:p text:style-name="P4">Если вы заинтересованы в том, чтобы связаться со мной и моей командой на уровне вышестоящего сервера, пожалуйста, посетите следующие порталы для:</text:p>
      <text:list text:style-name="L1">
        <text:list-item>
          <text:p text:style-name="P11">болтовня или непринужденная беседа: <text:a xlink:type="simple" xlink:href="https://github.com/orgs/ChewKeanHo/discussions" text:style-name="Internet_20_link" text:visited-style-name="Visited_20_Internet_20_Link">https://github.com/orgs/ChewKeanHo/discussions</text:a></text:p>
        </text:list-item>
        <text:list-item>
          <text:p text:style-name="P11">Вышестоящий репозиторий AutomataCI: <text:a xlink:type="simple" xlink:href="https://github.com/ChewKeanHo/AutomataCI" text:style-name="Internet_20_link" text:visited-style-name="Visited_20_Internet_20_Link">https://github.com/ChewKeanHo/AutomataCI</text:a></text:p>
        </text:list-item>
      </text:list>
      <text:p text:style-name="P4"/>
      <text:p text:style-name="P6">Эта книга написана и структурирована для операторов разного уровня, от начального до продвинутого:</text:p>
      <text:list text:style-name="L2">
        <text:list-item>
          <text:p text:style-name="P12"><text:span text:style-name="T3">Начинающий / нетехнический специалист</text:span> – как правило, это новая и младшая должность, на которой он/она должен управлять производством программного обеспечения как есть, без достаточных технических знаний (например, скриптов Shell и PowerShell). Такие специалисты не могут заниматься разработкой.</text:p>
        </text:list-item>
        <text:list-item>
          <text:p text:style-name="P12"><text:span text:style-name="T3">Младший специалист</text:span> – обладает достаточными знаниями Shell и PowerShell, но должен улучшить компоненты существующего производства программного обеспечения.</text:p>
        </text:list-item>
        <text:list-item>
          <text:p text:style-name="P13"><text:span text:style-name="T3">Разработчик</text:span> – имеет большой опыт работы со знаниями Shell и PowerShell и уверен в разработке компонентов для производства программного обеспечения.</text:p>
        </text:list-item>
        <text:list-item>
          <text:p text:style-name="P14"><text:span text:style-name="T3">Мейнтейнер AutomataCI</text:span> – досконально знает AutomataCI и занимается поддержкой или дальнейшей разработкой AutomataCI как локально, так и на уровне вышестоящего сервера.</text:p>
        </text:list-item>
      </text:list>
      <text:p text:style-name="P6"/>
      <text:p text:style-name="P6">Следовательно, вы должны знать свои намерения и понимать, когда остановиться на определенных страницах. Например, если вам поручено разработать производство программного обеспечения, управляемое AutomataCI, вам необходимо достичь уровня «Разработчик». Если вы маркетолог, которому было поручено создать электронную книгу на основе AutomataCI, то вам будет достаточно уровня «Начинающий / нетехнический специалист».</text:p>
      <text:p text:style-name="P6"/>
      <text:list xml:id="list83242185043282" text:continue-list="list3481190606" text:style-name="Outline">
        <text:list-item>
          <text:list>
            <text:list-item>
              <text:h text:style-name="P10" text:outline-level="2">Зачем нужен еще один CI</text:h>
            </text:list-item>
          </text:list>
        </text:list-item>
      </text:list>
      <text:p text:style-name="Text_20_body">AutomataCI был специально создан для противодействия угрозам в цепочке поставок, возникшим с 2022 года в Интернете (см.: <text:a xlink:type="simple" xlink:href="https://doi.org/10.5281/zenodo.6815013" text:style-name="Internet_20_link" text:visited-style-name="Visited_20_Internet_20_Link">https://doi.org/10.5281/zenodo.6815013</text:a>). После пандемии COVID-19 многие поставщики услуг CI резко изменили свои бизнес-предложения, доходя до вымогательства у своих клиентов (в том смысле, что они вынуждены либо платить очень высокую цену, либо закрывать всю работу над проектом).</text:p>
      <text:p text:style-name="Text_20_body"/>
      <text:p text:style-name="P7">В ответ на эту угрозу был создан проект ZORALab Monteur (<text:a xlink:type="simple" xlink:href="https://github.com/zoralab/monteur" text:style-name="Internet_20_link" text:visited-style-name="Visited_20_Internet_20_Link">https://github.com/zoralab/monteur</text:a>), чтобы устранить ее. Однако у него есть свои недостатки при работе с различными нативными функциями операционных систем, а также зависимость от компилятора языка программирования. Это не идеально, потому что:</text:p>
      <text:list text:style-name="L3">
        <text:list-item>
          <text:p text:style-name="P15">Чтобы создать систему автоматизации, необходимо управлять двумя критическими компонентами; ИЛИ</text:p>
        </text:list-item>
        <text:list-item>
          <text:p text:style-name="P16">Технические требования отпугивают участников, не обладающих техническими навыками.</text:p>
        </text:list-item>
      </text:list>
      <text:p text:style-name="P5"/>
      <text:p text:style-name="P5">Таким образом, AutomataCI был создан итеративно, чтобы устранить недостатки ZORALab Monteur, позволяя репозиторию проекта работать без полной зависимости от сложностей исполняемого файла ZORALab Monteur.</text:p>
      <text:p text:style-name="P5"/>
      <text:list xml:id="list83242584372327" text:continue-list="list83242185043282" text:style-name="Outline">
        <text:list-item>
          <text:list>
            <text:list-item>
              <text:h text:style-name="P10" text:outline-level="2">Мантра AutomataCI</text:h>
            </text:list-item>
          </text:list>
        </text:list-item>
      </text:list>
      <text:p text:style-name="P3">Проект должен соответствовать следующим целям:</text:p>
      <text:list text:style-name="L4">
        <text:list-item>
          <text:p text:style-name="P20"><text:span text:style-name="T3">Работает сразу</text:span> – функционирует без необходимости установки; И</text:p>
        </text:list-item>
        <text:list-item>
          <text:p text:style-name="P20"><text:span text:style-name="T3">Инклюзивность</text:span> – никого не оставить без возможности использования; И</text:p>
        </text:list-item>
        <text:list-item>
          <text:p text:style-name="P20"><text:span text:style-name="T3">Минимальная кривая обучения</text:span> – требуется знание только скриптов Shell и PowerShell; И</text:p>
        </text:list-item>
        <text:list-item>
          <text:p text:style-name="P20"><text:span text:style-name="T3">Может быть автоматизирован триггером</text:span> – позволяет поддерживать существующие сторонние или локальные интеграции; И</text:p>
        </text:list-item>
        <text:list-item>
          <text:p text:style-name="P19"><text:span text:style-name="T3">Может быть легко приостановлен с возможностью локальной отладки</text:span> – поддерживает полуавтономный характер работы для целенаправленной отладки, потребляя меньше энергии и ресурсов.</text:p>
        </text:list-item>
      </text:list>
      <text:p text:style-name="P5"/>
      <text:p text:style-name="P3">Чтобы противостоять корыстному подходу сторонних поставщиков CI, AutomataCI по сути защищает производственную среду с помощью локализованного управления. Это означает, что как вы, так и поставщик выполняете один и тот же набор команд. Таким образом, в случае юридически обоснованного "вымогательства" вы можете легко переключить свою среду от них, работая локально или с другим поставщиком, без ущерба для производственных процессов.</text:p>
      <text:p text:style-name="P3"/>
      <text:list text:continue-list="list83242584372327" text:style-name="Outline">
        <text:list-item>
          <text:list>
            <text:list-item>
              <text:h text:style-name="P10" text:outline-level="2">Выход за рамки автоматизации</text:h>
            </text:list-item>
          </text:list>
        </text:list-item>
      </text:list>
      <text:p text:style-name="P8">Начиная с версии v2.0.0, AutomataCI расширяется от простых возможностей CI до многофункционального инструмента управления производством. С AutomataCI вы можете:</text:p>
      <text:p text:style-name="P8"/>
      <text:list text:style-name="L5">
        <text:list-item>
          <text:p text:style-name="P17"><text:span text:style-name="T3">Уверенная кросс-компиляция</text:span> – Создавайте сборки не только для распространенных процессоров, но и для другого оборудования, используя выбранные вами технологии.</text:p>
        </text:list-item>
        <text:list-item>
          <text:p text:style-name="P17"><text:span text:style-name="T3">Максимизация охвата</text:span> – Упаковка вашего программного обеспечения для максимально возможного количества стандартизированных каналов распространения, чтобы обеспечить вашим клиентам бесшовный пользовательский опыт.</text:p>
        </text:list-item>
        <text:list-item>
          <text:p text:style-name="P18"><text:span text:style-name="T3">Фокус на бизнес-целях</text:span> – Развертывание различных технологий для разработки вашего продукта посредством интеграции (разумеется, в рамках разумных потребностей).</text:p>
        </text:list-item>
        <text:list-item>
          <text:p text:style-name="P18"><text:span text:style-name="T3">Обеспечение точки происхождения</text:span> – криптографически подписанные пакеты с помощью GPG наряду с обычной проверкой контрольных сумм shasum для сквозного проверяемого решения для всех уровней безопасности; когда угодно и где угодно.</text:p>
        </text:list-item>
        <text:list-item>
          <text:p text:style-name="P18"><text:span text:style-name="T3">Оптимальная контейнеризация</text:span> – создание компактных контейнеров с открытым исходным кодом (для Docker или Podman), а также компиляция кроссплатформенных образов, когда это возможно.</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8:32:35.821909741</meta:creation-date>
    <dc:title>Prologue</dc:title>
    <meta:generator>LibreOffice/24.2.1.2$Linux_X86_64 LibreOffice_project/db4def46b0453cc22e2d0305797cf981b68ef5ac</meta:generator>
    <meta:editing-duration>PT16S</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8T08:32:41.162544369</dc:date>
    <dc:creator>Kean Ho Chew</dc:creator>
    <meta:document-statistic meta:table-count="0" meta:image-count="0" meta:object-count="0" meta:page-count="4" meta:paragraph-count="35" meta:word-count="647" meta:character-count="5180" meta:non-whitespace-character-count="4570"/>
    <meta:template xlink:type="simple" xlink:actuate="onRequest" xlink:title="Noto Sans Light Default Template" xlink:href="../../../../../../../../templates/default.ott" meta:date="2024-03-25T07:09:47.213847945"/>
  </office:meta>
</office:document-meta>
</file>